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ssign-500" table:style-name="ta1">
        <table:shapes>
          <draw:frame draw:z-index="0" draw:style-name="gr1" draw:text-style-name="P1" svg:width="8.4602in" svg:height="5.2185in" svg:x="0.4657in" svg:y="0.0417in">
            <draw:object draw:notify-on-update-of-ranges="'assign-500'.A1:'assign-500'.A1 'assign-500'.A2:'assign-500'.A103 'assign-500'.B1:'assign-500'.B1 'assign-500'.B2:'assign-500'.B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date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5.43" calcext:value-type="float">
            <text:p>5.43</text:p>
          </table:table-cell>
          <table:table-cell office:value-type="float" office:value="1648430976633" calcext:value-type="float">
            <text:p>1648430976633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5.43" calcext:value-type="float">
            <text:p>5.43</text:p>
          </table:table-cell>
          <table:table-cell office:value-type="float" office:value="1648430977136" calcext:value-type="float">
            <text:p>1648430977136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77153" calcext:value-type="float">
            <text:p>1648430977153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77636" calcext:value-type="float">
            <text:p>1648430977636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77648" calcext:value-type="float">
            <text:p>1648430977648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78143" calcext:value-type="float">
            <text:p>1648430978143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78146" calcext:value-type="float">
            <text:p>1648430978146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78637" calcext:value-type="float">
            <text:p>1648430978637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78639" calcext:value-type="float">
            <text:p>1648430978639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79138" calcext:value-type="float">
            <text:p>1648430979138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79141" calcext:value-type="float">
            <text:p>1648430979141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79639" calcext:value-type="float">
            <text:p>1648430979639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79641" calcext:value-type="float">
            <text:p>1648430979641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80140" calcext:value-type="float">
            <text:p>1648430980140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80143" calcext:value-type="float">
            <text:p>1648430980143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80640" calcext:value-type="float">
            <text:p>1648430980640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80643" calcext:value-type="float">
            <text:p>1648430980643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81140" calcext:value-type="float">
            <text:p>1648430981140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81144" calcext:value-type="float">
            <text:p>1648430981144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81640" calcext:value-type="float">
            <text:p>1648430981640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81643" calcext:value-type="float">
            <text:p>1648430981643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82140" calcext:value-type="float">
            <text:p>1648430982140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82143" calcext:value-type="float">
            <text:p>1648430982143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82641" calcext:value-type="float">
            <text:p>1648430982641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82644" calcext:value-type="float">
            <text:p>1648430982644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83141" calcext:value-type="float">
            <text:p>1648430983141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83144" calcext:value-type="float">
            <text:p>1648430983144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83641" calcext:value-type="float">
            <text:p>1648430983641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83644" calcext:value-type="float">
            <text:p>1648430983644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84141" calcext:value-type="float">
            <text:p>1648430984141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84144" calcext:value-type="float">
            <text:p>1648430984144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84642" calcext:value-type="float">
            <text:p>1648430984642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30984645" calcext:value-type="float">
            <text:p>164843098464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85143" calcext:value-type="float">
            <text:p>1648430985143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85146" calcext:value-type="float">
            <text:p>1648430985146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85643" calcext:value-type="float">
            <text:p>1648430985643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85645" calcext:value-type="float">
            <text:p>1648430985645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86143" calcext:value-type="float">
            <text:p>1648430986143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86146" calcext:value-type="float">
            <text:p>1648430986146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86643" calcext:value-type="float">
            <text:p>1648430986643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86647" calcext:value-type="float">
            <text:p>164843098664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87144" calcext:value-type="float">
            <text:p>1648430987144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87146" calcext:value-type="float">
            <text:p>1648430987146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87644" calcext:value-type="float">
            <text:p>1648430987644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87647" calcext:value-type="float">
            <text:p>164843098764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88145" calcext:value-type="float">
            <text:p>164843098814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88148" calcext:value-type="float">
            <text:p>164843098814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88645" calcext:value-type="float">
            <text:p>164843098864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88648" calcext:value-type="float">
            <text:p>164843098864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89146" calcext:value-type="float">
            <text:p>1648430989146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89148" calcext:value-type="float">
            <text:p>164843098914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89647" calcext:value-type="float">
            <text:p>164843098964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89649" calcext:value-type="float">
            <text:p>1648430989649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0146" calcext:value-type="float">
            <text:p>1648430990146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0150" calcext:value-type="float">
            <text:p>1648430990150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0646" calcext:value-type="float">
            <text:p>1648430990646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0648" calcext:value-type="float">
            <text:p>1648430990648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1147" calcext:value-type="float">
            <text:p>164843099114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1149" calcext:value-type="float">
            <text:p>1648430991149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1647" calcext:value-type="float">
            <text:p>164843099164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1650" calcext:value-type="float">
            <text:p>1648430991650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2148" calcext:value-type="float">
            <text:p>1648430992148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2151" calcext:value-type="float">
            <text:p>164843099215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2648" calcext:value-type="float">
            <text:p>1648430992648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2651" calcext:value-type="float">
            <text:p>164843099265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3150" calcext:value-type="float">
            <text:p>1648430993150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3153" calcext:value-type="float">
            <text:p>1648430993153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3651" calcext:value-type="float">
            <text:p>164843099365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3654" calcext:value-type="float">
            <text:p>1648430993654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4152" calcext:value-type="float">
            <text:p>1648430994152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4154" calcext:value-type="float">
            <text:p>1648430994154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4652" calcext:value-type="float">
            <text:p>1648430994652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4655" calcext:value-type="float">
            <text:p>1648430994655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5152" calcext:value-type="float">
            <text:p>1648430995152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5155" calcext:value-type="float">
            <text:p>1648430995155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5653" calcext:value-type="float">
            <text:p>1648430995653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5656" calcext:value-type="float">
            <text:p>1648430995656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6153" calcext:value-type="float">
            <text:p>1648430996153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6156" calcext:value-type="float">
            <text:p>1648430996156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6654" calcext:value-type="float">
            <text:p>1648430996654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6657" calcext:value-type="float">
            <text:p>1648430996657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7155" calcext:value-type="float">
            <text:p>1648430997155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7158" calcext:value-type="float">
            <text:p>1648430997158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7656" calcext:value-type="float">
            <text:p>1648430997656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7659" calcext:value-type="float">
            <text:p>1648430997659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8156" calcext:value-type="float">
            <text:p>1648430998156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8159" calcext:value-type="float">
            <text:p>1648430998159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8657" calcext:value-type="float">
            <text:p>1648430998657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8660" calcext:value-type="float">
            <text:p>1648430998660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9157" calcext:value-type="float">
            <text:p>1648430999157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9160" calcext:value-type="float">
            <text:p>1648430999160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9658" calcext:value-type="float">
            <text:p>1648430999658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0999661" calcext:value-type="float">
            <text:p>1648430999661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1000158" calcext:value-type="float">
            <text:p>1648431000158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1000162" calcext:value-type="float">
            <text:p>1648431000162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1000659" calcext:value-type="float">
            <text:p>1648431000659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1000661" calcext:value-type="float">
            <text:p>1648431000661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1001159" calcext:value-type="float">
            <text:p>1648431001159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1001162" calcext:value-type="float">
            <text:p>1648431001162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1001659" calcext:value-type="float">
            <text:p>1648431001659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1001662" calcext:value-type="float">
            <text:p>1648431001662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1001662" calcext:value-type="float">
            <text:p>16484310016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7T22:30:40.623998678</dc:date>
    <meta:editing-duration>PT16S</meta:editing-duration>
    <meta:editing-cycles>1</meta:editing-cycles>
    <meta:document-statistic meta:table-count="1" meta:cell-count="30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9cm" svg:height="13.256cm" xlink:href=".." xlink:type="simple" chart:class="chart:line" chart:style-name="ch1">
        <chart:legend chart:legend-position="end" svg:x="19.379cm" svg:y="6.08cm" style:legend-expansion="high" chart:style-name="ch2"/>
        <chart:plot-area chart:style-name="ch3" table:cell-range-address="'assign-500'.A1:'assign-500'.B103" chart:data-source-has-labels="row" svg:x="0.429cm" svg:y="0.265cm" svg:width="18.521cm" svg:height="12.726cm">
          <chartooo:coordinate-region svg:x="0.865cm" svg:y="0.386cm" svg:width="18.085cm" svg:height="11.6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ssign-500'.A2:'assign-500'.A103" chart:label-cell-address="'assign-500'.A1:'assign-500'.A1" chart:class="chart:line">
            <chart:data-point chart:repeated="102"/>
          </chart:series>
          <chart:series chart:style-name="ch7" chart:values-cell-range-address="'assign-500'.B2:'assign-500'.B103" chart:label-cell-address="'assign-500'.B1:'assign-500'.B1" chart:class="chart:line"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'assign-500'.A1:'assign-500'.A1</svg:desc>
                </draw:g>
              </table:table-cell>
              <table:table-cell office:value-type="string">
                <text:p> total</text:p>
                <draw:g>
                  <svg:desc>'assign-500'.B1:'assign-50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3">
                <text:p>2.73</text:p>
                <draw:g>
                  <svg:desc>'assign-500'.A2:'assign-500'.A103</svg:desc>
                </draw:g>
              </table:table-cell>
              <table:table-cell office:value-type="float" office:value="5.43">
                <text:p>5.43</text:p>
                <draw:g>
                  <svg:desc>'assign-500'.B2:'assign-500'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6">
                <text:p>2.76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2">
                <text:p>3.1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3">
                <text:p>3.1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3">
                <text:p>3.1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3">
                <text:p>3.1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3">
                <text:p>3.1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4">
                <text:p>3.1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4">
                <text:p>3.1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4">
                <text:p>3.1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4">
                <text:p>3.1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4">
                <text:p>3.1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4">
                <text:p>3.1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14">
                <text:p>3.1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4">
                <text:p>3.1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4">
                <text:p>3.1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4">
                <text:p>3.1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4">
                <text:p>3.1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5">
                <text:p>3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6">
                <text:p>3.1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4">
                <text:p>2.0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4">
                <text:p>2.0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4">
                <text:p>2.0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4">
                <text:p>2.0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7">
                <text:p>2.0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9">
                <text:p>2.0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9">
                <text:p>2.0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09">
                <text:p>2.0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9">
                <text:p>2.09</text:p>
              </table:table-cell>
              <table:table-cell office:value-type="float" office:value="4.23">
                <text:p>4.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